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Pictures/100000000000007600000029FFE029CE0909E6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fo:language="es" fo:country="ES" officeooo:rsid="003d61c9" officeooo:paragraph-rsid="00480d4b"/>
    </style:style>
    <style:style style:name="P12" style:family="paragraph" style:parent-style-name="Text_20_body">
      <style:paragraph-properties fo:text-align="justify" style:justify-single-word="false"/>
      <style:text-properties fo:language="es" fo:country="ES" officeooo:rsid="0031df96" officeooo:paragraph-rsid="00480d4b"/>
    </style:style>
    <style:style style:name="P13" style:family="paragraph" style:parent-style-name="Text_20_body">
      <style:paragraph-properties fo:text-align="justify" style:justify-single-word="false"/>
      <style:text-properties fo:language="es" fo:country="ES" officeooo:rsid="00480d4b" officeooo:paragraph-rsid="00480d4b"/>
    </style:style>
    <style:style style:name="P14" style:family="paragraph" style:parent-style-name="Text_20_body">
      <style:paragraph-properties fo:text-align="justify" style:justify-single-word="false"/>
      <style:text-properties officeooo:paragraph-rsid="00480d4b"/>
    </style:style>
    <style:style style:name="P15" style:family="paragraph" style:parent-style-name="Text_20_body">
      <style:paragraph-properties fo:text-align="justify" style:justify-single-word="false"/>
      <style:text-properties officeooo:rsid="002d7a61" officeooo:paragraph-rsid="00480d4b"/>
    </style:style>
    <style:style style:name="P16" style:family="paragraph" style:parent-style-name="Text_20_body">
      <style:paragraph-properties fo:text-align="justify" style:justify-single-word="false"/>
      <style:text-properties officeooo:rsid="00425b05" officeooo:paragraph-rsid="00480d4b"/>
    </style:style>
    <style:style style:name="P17" style:family="paragraph" style:parent-style-name="Text_20_body">
      <style:paragraph-properties fo:text-align="justify" style:justify-single-word="false"/>
      <style:text-properties officeooo:rsid="00429c2c" officeooo:paragraph-rsid="00480d4b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s" fo:country="ES" officeooo:rsid="003e5324" officeooo:paragraph-rsid="00480d4b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80d4b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e5324" officeooo:paragraph-rsid="00480d4b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6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itulo">
      <style:text-properties officeooo:paragraph-rsid="00395921"/>
    </style:style>
    <style:style style:name="P28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>
      <style:paragraph-properties fo:text-align="justify" style:justify-single-word="false"/>
      <style:text-properties fo:language="es" fo:country="ES" officeooo:rsid="003e5324" officeooo:paragraph-rsid="00480d4b"/>
    </style:style>
    <style:style style:name="P30" style:family="paragraph" style:parent-style-name="Text_20_body" style:list-style-name="L1">
      <style:paragraph-properties fo:text-align="justify" style:justify-single-word="false"/>
      <style:text-properties fo:language="es" fo:country="ES" officeooo:rsid="004026b8" officeooo:paragraph-rsid="00480d4b"/>
    </style:style>
    <style:style style:name="P31" style:family="paragraph" style:parent-style-name="Text_20_body" style:list-style-name="L2">
      <style:paragraph-properties fo:text-align="justify" style:justify-single-word="false"/>
      <style:text-properties fo:language="es" fo:country="ES" officeooo:rsid="003d61c9" officeooo:paragraph-rsid="00480d4b"/>
    </style:style>
    <style:style style:name="P32" style:family="paragraph" style:parent-style-name="Text_20_body">
      <style:paragraph-properties fo:text-align="justify" style:justify-single-word="false"/>
      <style:text-properties fo:language="es" fo:country="ES" officeooo:rsid="003b4853" officeooo:paragraph-rsid="00480d4b"/>
    </style:style>
    <style:style style:name="P33" style:family="paragraph" style:parent-style-name="Text_20_body">
      <style:paragraph-properties fo:text-align="justify" style:justify-single-word="false"/>
      <style:text-properties fo:language="es" fo:country="ES" fo:font-weight="bold" officeooo:rsid="002c140d" officeooo:paragraph-rsid="00480d4b" style:font-weight-asian="bold" style:font-weight-complex="bold"/>
    </style:style>
    <style:style style:name="P3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e5324" officeooo:paragraph-rsid="00480d4b" style:font-weight-asian="bold" style:font-weight-complex="bold"/>
    </style:style>
    <style:style style:name="P35" style:family="paragraph" style:parent-style-name="Heading_20_1">
      <style:text-properties officeooo:rsid="0014c507" officeooo:paragraph-rsid="0014c507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Standard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da3da" style:font-weight-asian="bold" style:font-weight-complex="bold"/>
    </style:style>
    <style:style style:name="T6" style:family="text">
      <style:text-properties fo:font-weight="bold" officeooo:rsid="00480d4b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13cf67" style:font-size-asian="12pt" style:font-size-complex="12pt"/>
    </style:style>
    <style:style style:name="T11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1" fo:font-size="24pt" fo:font-weight="bold" officeooo:rsid="003fdb3c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1" fo:font-size="24pt" fo:font-weight="bold" officeooo:rsid="00480d4b" style:font-size-asian="24pt" style:font-weight-asian="bold" style:font-size-complex="24pt" style:font-weight-complex="bold"/>
    </style:style>
    <style:style style:name="T15" style:family="text">
      <style:text-properties officeooo:rsid="003bef7a"/>
    </style:style>
    <style:style style:name="T16" style:family="text">
      <style:text-properties fo:language="es" fo:country="ES"/>
    </style:style>
    <style:style style:name="T17" style:family="text">
      <style:text-properties fo:language="es" fo:country="ES" fo:font-weight="bold" officeooo:rsid="002c140d" style:font-weight-asian="bold" style:font-weight-complex="bold"/>
    </style:style>
    <style:style style:name="T18" style:family="text">
      <style:text-properties fo:language="es" fo:country="ES" officeooo:rsid="003d61c9"/>
    </style:style>
    <style:style style:name="T19" style:family="text">
      <style:text-properties fo:language="es" fo:country="ES" officeooo:rsid="003b4853"/>
    </style:style>
    <style:style style:name="T20" style:family="text">
      <style:text-properties fo:language="es" fo:country="ES" fo:font-weight="normal" officeooo:rsid="003edbd7" style:font-weight-asian="normal" style:font-weight-complex="normal"/>
    </style:style>
    <style:style style:name="T21" style:family="text">
      <style:text-properties fo:language="es" fo:country="ES" fo:font-weight="normal" officeooo:rsid="003d61c9" style:font-weight-asian="normal" style:font-weight-complex="normal"/>
    </style:style>
    <style:style style:name="T22" style:family="text">
      <style:text-properties fo:language="es" fo:country="ES" fo:font-weight="normal" officeooo:rsid="002c140d" style:font-weight-asian="normal" style:font-weight-complex="normal"/>
    </style:style>
    <style:style style:name="T23" style:family="text">
      <style:text-properties fo:language="es" fo:country="ES" officeooo:rsid="003980fa"/>
    </style:style>
    <style:style style:name="T24" style:family="text">
      <style:text-properties fo:language="es" fo:country="ES" officeooo:rsid="0040e70d"/>
    </style:style>
    <style:style style:name="T25" style:family="text">
      <style:text-properties fo:language="es" fo:country="ES" officeooo:rsid="00429c2c"/>
    </style:style>
    <style:style style:name="T26" style:family="text">
      <style:text-properties fo:language="es" fo:country="ES" officeooo:rsid="003e5324"/>
    </style:style>
    <style:style style:name="T27" style:family="text">
      <style:text-properties fo:language="es" fo:country="ES" officeooo:rsid="00425b05"/>
    </style:style>
    <style:style style:name="T28" style:family="text">
      <style:text-properties fo:language="es" fo:country="ES" officeooo:rsid="00480d4b"/>
    </style:style>
    <style:style style:name="T29" style:family="text">
      <style:text-properties officeooo:rsid="003d61c9"/>
    </style:style>
    <style:style style:name="T30" style:family="text">
      <style:text-properties officeooo:rsid="003e5324"/>
    </style:style>
    <style:style style:name="T31" style:family="text">
      <style:text-properties officeooo:rsid="00425b05"/>
    </style:style>
    <style:style style:name="T32" style:family="text">
      <style:text-properties officeooo:rsid="0043c1e2"/>
    </style:style>
    <style:style style:name="T33" style:family="text">
      <style:text-properties officeooo:rsid="00429c2c"/>
    </style:style>
    <style:style style:name="T34" style:family="text">
      <style:text-properties officeooo:rsid="00492b6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36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1">TEMA </text:span><text:span text:style-name="T13">10</text:span><text:span text:style-name="T11"> – </text:span><text:span text:style-name="T12">ACTIVIDAD </text:span><text:span text:style-name="T14">3</text:span></text:p>
      <text:p text:style-name="P9"><text:span text:style-name="T12">(No evaluable)</text:span><text:span text:style-name="T11">.</text:span></text:p>
      <text:p text:style-name="P7"><text:user-field-get text:name="Tema">Introducción a jQuery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4">Sergio García Barea</text:p>
      <text:p text:style-name="P23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26">201<text:span text:style-name="T15">8</text:span>/201<text:span text:style-name="T15">9</text:span></text:p>
      <text:p text:style-name="P25"><text:tab/><text:tab/><text:tab/><text:tab/><text:tab/><text:tab/><text:tab/><text:tab/><text:tab/><text:tab/>Versión:<text:date style:data-style-name="N104" text:date-value="2018-07-17T17:08:47.722999686">180717</text:date>.<text:time style:data-style-name="N105" text:time-value="2018-07-17T17:08:47.722999686">1708</text:time> </text:p>
      <text:p text:style-name="P3"/>
      <text:p text:style-name="P10"><text:soft-page-break/>Licencia</text:p>
      <text:p text:style-name="Standard"/>
      <text:p text:style-name="P22"><draw:frame draw:style-name="fr3" draw:name="gráficos3" text:anchor-type="paragraph" svg:x="0.741cm" svg:y="0cm" svg:width="2cm" svg:height="0.7cm" draw:z-index="2"><draw:image xlink:href="Pictures/100000000000007600000029FFE029CE0909E684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8"/>
      <text:p text:style-name="Notas_20_Informativas"><text:span text:style-name="T3"> </text:span>Atención</text:p>
      <text:p text:style-name="P18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8">1. Boletín de ejercicios<text:tab/>3</text:p>
        </text:index-body>
      </text:table-of-content>
      <text:p text:style-name="Standard"/>
      <text:p text:style-name="P37"/>
      <text:p text:style-name="Standard"/>
      <text:p text:style-name="Standard"/>
      <text:p text:style-name="P27">UD0<text:user-field-get text:name="NumeroTema">10</text:user-field-get>. <text:user-field-get text:name="Tema">Introducción a jQuery</text:user-field-get></text:p>
      <text:h text:style-name="P35" text:outline-level="1">Boletín de ejercicios </text:h>
      <text:p text:style-name="P14"><text:span text:style-name="T4">1) </text:span><text:span text:style-name="T30">Obtén mediante AJAX los v</text:span><text:span text:style-name="T23">otos de restaurantes de una fuente (par, usuario-restaurante).</text:span></text:p>
      <text:p text:style-name="P21"><text:span text:style-name="T23">L</text:span><text:span text:style-name="T16">os votos se </text:span><text:span text:style-name="T24">recogerán</text:span><text:span text:style-name="T16"> por AJAX recibiendo un objeto JSON con un array de objetos con los atributos usuario y restaurante (que significan que el usuario X voto como bueno el restaurante Y).</text:span></text:p>
      <text:p text:style-name="P20"><text:span text:style-name="T27">Tenéis una URL de prueba en </text:span><text:a xlink:type="simple" xlink:href="http://hispabyte.net/DWEC/EjemploUD10-3-1Restaurante.php" text:style-name="Internet_20_link" text:visited-style-name="Visited_20_Internet_20_Link"><text:span text:style-name="T31">http://hispabyte.net/DWEC/EjemploUD10-3-1Restaurante.php</text:span></text:a></text:p>
      <text:p text:style-name="P19">Además, desde otra fuente se recogerá una lista de usuarios baneados.</text:p>
      <text:p text:style-name="P20"><text:span text:style-name="T27">Tenéis una URL de prueba en </text:span><text:a xlink:type="simple" xlink:href="http://hispabyte.net/DWEC/EjemploUD10-3-1Baneados.php" text:style-name="Internet_20_link" text:visited-style-name="Visited_20_Internet_20_Link">http://hispabyte.net/DWEC/EjemploUD1</text:a><text:a xlink:type="simple" xlink:href="http://hispabyte.net/DWEC/EjemploUD10-3-1Baneados.php" text:style-name="Internet_20_link" text:visited-style-name="Visited_20_Internet_20_Link"><text:span text:style-name="T28">0</text:span></text:a><text:a xlink:type="simple" xlink:href="http://hispabyte.net/DWEC/EjemploUD10-3-1Baneados.php" text:style-name="Internet_20_link" text:visited-style-name="Visited_20_Internet_20_Link"><text:span text:style-name="T27">-</text:span></text:a><text:a xlink:type="simple" xlink:href="http://hispabyte.net/DWEC/EjemploUD10-3-1Baneados.php" text:style-name="Internet_20_link" text:visited-style-name="Visited_20_Internet_20_Link"><text:span text:style-name="T28">3</text:span></text:a><text:a xlink:type="simple" xlink:href="http://hispabyte.net/DWEC/EjemploUD10-3-1Baneados.php" text:style-name="Internet_20_link" text:visited-style-name="Visited_20_Internet_20_Link"><text:span text:style-name="T27">-</text:span></text:a><text:a xlink:type="simple" xlink:href="http://hispabyte.net/DWEC/EjemploUD10-3-1Baneados.php" text:style-name="Internet_20_link" text:visited-style-name="Visited_20_Internet_20_Link"><text:span text:style-name="T28">1</text:span></text:a><text:a xlink:type="simple" xlink:href="http://hispabyte.net/DWEC/EjemploUD10-3-1Baneados.php" text:style-name="Internet_20_link" text:visited-style-name="Visited_20_Internet_20_Link"><text:span text:style-name="T27">Baneados.php</text:span></text:a></text:p>
      <text:p text:style-name="P19">Se deberá mostrar el resultado de las votaciones tanto contando los votos de usuarios baneados, como excluyendo los votos de usuarios baneados.</text:p>
      <text:p text:style-name="P19"/>
      <text:p text:style-name="P15"><text:span text:style-name="T5">2</text:span><text:span text:style-name="T4">)</text:span> <text:span text:style-name="T31">Un grupo de amigos, cansados del típico amigo invisible con regalos variopintos, ha decidido que directamente intercambiaran dinero en secreto.</text:span></text:p>
      <text:p text:style-name="P16">Para este amigo invisible moderno, cada uno decide libremente la cantidad que quiere dar y la reparte a partes iguales (sin decimales) entre los amigos que el quiere. Es posible que algún amigo no reparta con nadie :)</text:p>
      <text:p text:style-name="P16">Por ejemplo, supongamos un amigo llamado Alejandro quiere repartir 100 euros entre 3 amigos Lara, Pepito, Juanito. Debe repartirse a partes iguales, por lo cual se <text:span text:style-name="T32">repartirán</text:span> 33 cada uno.</text:p>
      <text:p text:style-name="P16">Con esta acción el saldo será:</text:p>
      <text:p text:style-name="P16">Alejandro: -.99 (el euro no repartido se lo queda el).</text:p>
      <text:p text:style-name="P16">Lara: +33</text:p>
      <text:p text:style-name="P16">Pepito: +33</text:p>
      <text:p text:style-name="P16">Juanito: +33</text:p>
      <text:p text:style-name="P17">Si luego Lara decide repartir 20€ entre Pepito y Alejandro, el resultado queda:</text:p>
      <text:p text:style-name="P17">Alejandro: -89</text:p>
      <text:p text:style-name="P17">Lara: +13</text:p>
      <text:p text:style-name="P17">Pepito: +43</text:p>
      <text:p text:style-name="P17">Juanito: +33</text:p>
      <text:p text:style-name="P17">Pepito y Juanito deciden no repartir nada, por lo cual ese sería el resultado final.</text:p>
      <text:p text:style-name="P17"/>
      <text:p text:style-name="P17"/>
      <text:p text:style-name="P16"><text:soft-page-break/>Nuestra misión es realizar un programa que reciba por AJAX una configuración de cada amigo que hace, nos muestre el resumen del saldo final de cada amigo.</text:p>
      <text:p text:style-name="P14"><text:span text:style-name="T31">Tenéis una URL de prueba en </text:span><text:a xlink:type="simple" xlink:href="http://hispabyte.net/DWEC/EjemploUD10-3-2Amigos.php" text:style-name="Internet_20_link" text:visited-style-name="Visited_20_Internet_20_Link"><text:span text:style-name="T31">http://hispabyte.net/DWEC/EjemploUD10-3-2Amigos.php</text:span></text:a></text:p>
      <text:p text:style-name="P15"><text:span text:style-name="T25">De esa URL o</text:span><text:span text:style-name="T26">btendremos un objeto JSON que contendrá:</text:span></text:p>
      <text:list xml:id="list4128174262" text:style-name="L1">
        <text:list-item>
          <text:p text:style-name="P29">Un <text:span text:style-name="T33">array de</text:span> objeto<text:span text:style-name="T33">s representando cada objeto lo que hará cada </text:span><text:s/>amigo.</text:p>
        </text:list-item>
        <text:list-item>
          <text:p text:style-name="P29">Dentro de ese objeto habrá: el nombre del amigo, una cantidad N de <text:span text:style-name="T33">euros</text:span> y un array de otros amigos <text:span text:style-name="T33">(Este array puede estar vacío)</text:span>.</text:p>
          <text:list>
            <text:list-item>
              <text:p text:style-name="P30">Esa cantidad de dinero N sera repartida a partes iguales entre los amigos del array. Es decir, nuestro amigo perderá ese dinero y los amigos del array ganaran la parte que les toque.</text:p>
              <text:list>
                <text:list-item>
                  <text:p text:style-name="P30">Si la <text:span text:style-name="T33">división</text:span> no ex exacta (por ejemplo 10 <text:span text:style-name="T33">euros</text:span> y 3 amigos), los amigos se reparten 3 cada <text:span text:style-name="T33">uno</text:span> y al repartidor en lugar de restarle 10, se le resta lo que se ha repartido <text:span text:style-name="T33">(</text:span>unicamente 9<text:span text:style-name="T33">)</text:span>.</text:p>
                </text:list-item>
              </text:list>
            </text:list-item>
          </text:list>
          <text:p text:style-name="P34"/>
        </text:list-item>
      </text:list>
      <text:p text:style-name="P14"><text:span text:style-name="T6">3</text:span><text:span text:style-name="T4">)</text:span><text:span text:style-name="T17"> </text:span><text:span text:style-name="T20">Utiliza</text:span><text:span text:style-name="T21"> la API de ElPais </text:span><text:a xlink:type="simple" xlink:href="http://servicios.elpais.com/sorteos/loteria-navidad/api/" text:style-name="Internet_20_link" text:visited-style-name="Visited_20_Internet_20_Link"><text:span text:style-name="T22">http://servicios.elpais.com/sorteos/loteria-navidad/api/</text:span></text:a><text:span text:style-name="T21">.</text:span></text:p>
      <text:p text:style-name="P13">Posiblemente de problemas <text:span text:style-name="T34">por exceso de peticiones</text:span>, <text:span text:style-name="T34">así que para practicar usa este</text:span> sustituto ficticio <text:span text:style-name="T34">que tiene el mismo comportamiento </text:span><text:a xlink:type="simple" xlink:href="http://hispabyte.net/DWEC/sustitutoAPILoteria.php" text:style-name="Internet_20_link" text:visited-style-name="Visited_20_Internet_20_Link"><text:span text:style-name="T34">http://hispabyte.net/DWEC/sustitutoAPILoteria.php</text:span></text:a></text:p>
      <text:p text:style-name="P11">Para ello se realizará una consulta para obtener:</text:p>
      <text:list xml:id="list2866552146" text:style-name="L2">
        <text:list-item>
          <text:p text:style-name="P31">Suma de cantidad de premios al décimo para números primos.</text:p>
        </text:list-item>
        <text:list-item>
          <text:p text:style-name="P31">Suma de cantidad de premios al décimo para números palíndromos.</text:p>
        </text:list-item>
        <text:list-item>
          <text:p text:style-name="P31">Suma de cantidad de premios de una lista de números dados por el usuario, separados por coma.</text:p>
        </text:list-item>
      </text:list>
      <text:p text:style-name="P12"/>
      <text:p text:style-name="P15"><text:span text:style-name="T6">4</text:span><text:span text:style-name="T4">)</text:span> <text:span text:style-name="T29">Usando </text:span><text:a xlink:type="simple" xlink:href="http://codeforces.com/api/help/methods#contest.list" text:style-name="Internet_20_link" text:visited-style-name="Visited_20_Internet_20_Link"><text:span text:style-name="T29">http://codeforces.com/api/help/methods#contest.list</text:span></text:a><text:span text:style-name="T19"> </text:span><text:span text:style-name="T18">de la API de Codeforces.com . Obtener la <text:s/></text:span><text:span text:style-name="T19">lista de concursos de Codeforces </text:span><text:span text:style-name="T18">disponibles</text:span><text:span text:style-name="T19">, pero solo mostrar aquellos que se hicieron en mes de mayo y </text:span><text:span text:style-name="T18">posteriormente</text:span><text:span text:style-name="T19"> la temporada 2012-2013</text:span></text:p>
      <text:p text:style-name="P32"/>
      <text:p text:style-name="P11"><text:span text:style-name="T6">5</text:span><text:span text:style-name="T4">)</text:span> Usando <text:a xlink:type="simple" xlink:href="https://www.omdbapi.com/" text:style-name="Internet_20_link" text:visited-style-name="Visited_20_Internet_20_Link">https://www.omdbapi.com/</text:a> realiza una página que te permita elegir entre películas o series y de ahí te permita buscar las películas/series de un año concreto que introduzca el usuario.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2H26M42S</meta:editing-duration>
    <meta:editing-cycles>39</meta:editing-cycles>
    <meta:generator>LibreOffice/6.0.5.2$Windows_X86_64 LibreOffice_project/54c8cbb85f300ac59db32fe8a675ff7683cd5a16</meta:generator>
    <dc:title>Plantilla CEED</dc:title>
    <dc:date>2018-07-17T17:08:15.986000000</dc:date>
    <meta:document-statistic meta:table-count="0" meta:image-count="2" meta:object-count="0" meta:page-count="4" meta:paragraph-count="60" meta:word-count="659" meta:character-count="4225" meta:non-whitespace-character-count="3609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